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line-height="200%"/>
      <style:text-properties officeooo:rsid="0008fdef" officeooo:paragraph-rsid="0008fdef"/>
    </style:style>
    <style:style style:name="P2" style:family="paragraph" style:parent-style-name="Standard">
      <style:paragraph-properties fo:line-height="200%" fo:text-align="center" style:justify-single-word="false"/>
      <style:text-properties officeooo:rsid="0008fdef" officeooo:paragraph-rsid="0008fdef"/>
    </style:style>
    <style:style style:name="P3" style:family="paragraph" style:parent-style-name="Standard">
      <style:paragraph-properties fo:line-height="200%" fo:text-align="start" style:justify-single-word="false"/>
      <style:text-properties officeooo:rsid="0008fdef" officeooo:paragraph-rsid="0008fdef"/>
    </style:style>
    <style:style style:name="P4" style:family="paragraph" style:parent-style-name="Standard">
      <style:paragraph-properties fo:line-height="200%" fo:text-align="start" style:justify-single-word="false"/>
      <style:text-properties officeooo:rsid="00091aa0" officeooo:paragraph-rsid="00091aa0"/>
    </style:style>
    <style:style style:name="P5" style:family="paragraph" style:parent-style-name="Standard">
      <style:paragraph-properties fo:line-height="200%" fo:text-align="start" style:justify-single-word="false"/>
      <style:text-properties officeooo:rsid="000ac66a" officeooo:paragraph-rsid="000ac66a"/>
    </style:style>
    <style:style style:name="P6" style:family="paragraph" style:parent-style-name="Standard">
      <style:paragraph-properties fo:line-height="200%" fo:text-align="start" style:justify-single-word="false"/>
      <style:text-properties fo:font-weight="bold" officeooo:rsid="000ac66a" officeooo:paragraph-rsid="000ac66a" style:font-weight-asian="bold" style:font-weight-complex="bold"/>
    </style:style>
    <style:style style:name="P7" style:family="paragraph" style:parent-style-name="Standard">
      <style:paragraph-properties fo:line-height="200%" fo:text-align="start" style:justify-single-word="false"/>
      <style:text-properties fo:font-weight="bold" officeooo:rsid="00091aa0" officeooo:paragraph-rsid="00091aa0" style:font-weight-asian="bold" style:font-weight-complex="bold"/>
    </style:style>
    <style:style style:name="P8" style:family="paragraph" style:parent-style-name="Standard">
      <style:paragraph-properties fo:line-height="200%" fo:text-align="start" style:justify-single-word="false"/>
      <style:text-properties officeooo:rsid="000b35b8" officeooo:paragraph-rsid="000b35b8"/>
    </style:style>
    <style:style style:name="P9" style:family="paragraph" style:parent-style-name="Standard">
      <style:paragraph-properties fo:line-height="200%" fo:text-align="start" style:justify-single-word="false"/>
      <style:text-properties officeooo:rsid="000d137f" officeooo:paragraph-rsid="000d137f"/>
    </style:style>
    <style:style style:name="P10" style:family="paragraph" style:parent-style-name="Standard">
      <style:paragraph-properties fo:line-height="200%" fo:text-align="start" style:justify-single-word="false"/>
      <style:text-properties officeooo:rsid="000e4190" officeooo:paragraph-rsid="000e4190"/>
    </style:style>
    <style:style style:name="P11" style:family="paragraph" style:parent-style-name="Standard">
      <style:paragraph-properties fo:line-height="200%" fo:text-align="start" style:justify-single-word="false"/>
      <style:text-properties officeooo:rsid="0010d5e7" officeooo:paragraph-rsid="0010d5e7"/>
    </style:style>
    <style:style style:name="P12" style:family="paragraph" style:parent-style-name="Standard">
      <style:paragraph-properties fo:line-height="200%" fo:text-align="start" style:justify-single-word="false"/>
      <style:text-properties officeooo:rsid="0012a7bf" officeooo:paragraph-rsid="0012a7bf"/>
    </style:style>
    <style:style style:name="P13" style:family="paragraph" style:parent-style-name="Standard">
      <style:paragraph-properties fo:line-height="200%" fo:text-align="start" style:justify-single-word="false"/>
      <style:text-properties officeooo:rsid="000e4190" officeooo:paragraph-rsid="000e4190"/>
    </style:style>
    <style:style style:name="P14" style:family="paragraph" style:parent-style-name="Standard">
      <style:paragraph-properties fo:line-height="200%" fo:text-align="start" style:justify-single-word="false"/>
      <style:text-properties officeooo:rsid="0017d8a9" officeooo:paragraph-rsid="0017d8a9"/>
    </style:style>
    <style:style style:name="P15" style:family="paragraph" style:parent-style-name="Standard">
      <style:paragraph-properties fo:line-height="200%" fo:text-align="start" style:justify-single-word="false"/>
      <style:text-properties officeooo:rsid="0010d5e7" officeooo:paragraph-rsid="0010d5e7"/>
    </style:style>
    <style:style style:name="P16" style:family="paragraph" style:parent-style-name="Standard">
      <style:paragraph-properties fo:line-height="200%" fo:text-align="start" style:justify-single-word="false"/>
      <style:text-properties officeooo:rsid="0018b2fc" officeooo:paragraph-rsid="0018b2fc"/>
    </style:style>
    <style:style style:name="P17" style:family="paragraph" style:parent-style-name="Standard">
      <style:paragraph-properties fo:line-height="200%" fo:text-align="start" style:justify-single-word="false"/>
      <style:text-properties officeooo:rsid="0012a7bf" officeooo:paragraph-rsid="0012a7bf"/>
    </style:style>
    <style:style style:name="P18" style:family="paragraph" style:parent-style-name="Standard">
      <style:paragraph-properties fo:line-height="200%" fo:text-align="start" style:justify-single-word="false"/>
      <style:text-properties officeooo:rsid="0012a7bf" officeooo:paragraph-rsid="001bad69"/>
    </style:style>
    <style:style style:name="P19" style:family="paragraph" style:parent-style-name="Standard">
      <style:paragraph-properties fo:line-height="200%" fo:text-align="start" style:justify-single-word="false"/>
      <style:text-properties officeooo:rsid="0019e475" officeooo:paragraph-rsid="0019e475"/>
    </style:style>
    <style:style style:name="T1" style:family="text">
      <style:text-properties officeooo:rsid="00091aa0"/>
    </style:style>
    <style:style style:name="T2" style:family="text">
      <style:text-properties officeooo:rsid="000d137f"/>
    </style:style>
    <style:style style:name="T3" style:family="text">
      <style:text-properties officeooo:rsid="000f1b2e"/>
    </style:style>
    <style:style style:name="T4" style:family="text">
      <style:text-properties officeooo:rsid="0017d8a9"/>
    </style:style>
    <style:style style:name="T5" style:family="text">
      <style:text-properties officeooo:rsid="0019e475"/>
    </style:style>
    <style:style style:name="T6" style:family="text">
      <style:text-properties officeooo:rsid="001bad69"/>
    </style:style>
    <style:style style:name="T7" style:family="text">
      <style:text-properties officeooo:rsid="001c0aa6"/>
    </style:style>
    <style:style style:name="T8" style:family="text">
      <style:text-properties officeooo:rsid="001dcdc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lek Yardas</text:p>
      <text:p text:style-name="P1">SPN 217</text:p>
      <text:p text:style-name="P1">Yvette Aparicio</text:p>
      <text:p text:style-name="P2">Tarea para 9/22/17</text:p>
      <text:p text:style-name="P2"/>
      <text:p text:style-name="P2"/>
      <text:p text:style-name="P12">Oraciones:</text:p>
      <text:p text:style-name="P12"/>
      <text:p text:style-name="P18">1. <text:span text:style-name="T6">El alcalde quería que el dentista sacara su muela.</text:span></text:p>
      <text:p text:style-name="P18">2. <text:span text:style-name="T6">El alcalde le amenazó para conseguir lo que quiería</text:span></text:p>
      <text:p text:style-name="P12">3. <text:span text:style-name="T7">El dentista no se apresuraba en preparar por la extracción..</text:span></text:p>
      <text:p text:style-name="P12">4. <text:span text:style-name="T8">Era necesario que el dentista removiera el cordal inferior sin anestesia porque había un absceso.</text:span></text:p>
      <text:p text:style-name="P12">5. <text:span text:style-name="T8">El dentista pulía una dentadura postiza cuando el voz destemplada de su niño lo interrumpió.</text:span></text:p>
      <text:p text:style-name="P3"><text:tab/>Apuntes:</text:p>
      <text:p text:style-name="P10">El dentista:</text:p>
      <text:p text:style-name="P10">Don Aurelio Ecsovar, dentista sin título, buen madrugador</text:p>
      <text:p text:style-name="P10">ropa: camisa de rayas sin cuello, cerrada arriba con un botón dorado, los pantalones sostenidos con cargadores</text:p>
      <text:p text:style-name="P10">¿pobre?</text:p>
      <text:p text:style-name="P10">“era rígido, enjuto, con una mirada que raras veces correspondía a la situación, como la mirada de los sordos...no pensar en lo que hacía, pero trabajaba en obstinación”</text:p>
      <text:p text:style-name="P10"><text:span text:style-name="T4">U</text:span>n corazón de piedra, sin emoción, sentimientos, no apresurarse, demasiado tranquilo</text:p>
      <text:p text:style-name="P14">Oponerse la junta, el alcalde</text:p>
      <text:p text:style-name="P10"/>
      <text:p text:style-name="P10"/>
      <text:p text:style-name="P10"><text:soft-page-break/>El alcalde:</text:p>
      <text:p text:style-name="P10">No hay mucha descripción de él, casi todo es contextual</text:p>
      <text:p text:style-name="P10">tener un media baraba, a causa de su muela dañada</text:p>
      <text:p text:style-name="P10">amenazar al dentista (usar el poder para obtener lo que desear, como un dictadura <text:span text:style-name="T3">cruel</text:span>)</text:p>
      <text:p text:style-name="P11">obedecer el dentista (no tener el poder para sacar su diente, necesitar ayuda)</text:p>
      <text:p text:style-name="P11">tener un absesco (pudrir su boca, las palabras que decir ser pudrido, no poder estar confiado)</text:p>
      <text:p text:style-name="P11">antés de la operación, parecer ponerse alguién completamente diferente</text:p>
      <text:p text:style-name="P11">ser muy pesimitsa, &lt;&lt;es la misma vaina&gt;&gt;</text:p>
      <text:p text:style-name="P14">Ser teniente de la junta.</text:p>
      <text:p text:style-name="P11"/>
      <text:p text:style-name="P11"/>
      <text:p text:style-name="P12">La relación:</text:p>
      <text:p text:style-name="P14">Tenso (el alcante amenazar al dentista y el dentista obtener su revólver)</text:p>
      <text:p text:style-name="P16">hay hístore entre el dentista y el alcalde</text:p>
      <text:p text:style-name="P16">El dentista no gustarle el alcalde</text:p>
      <text:p text:style-name="P16"/>
      <text:p text:style-name="P14"/>
      <text:p text:style-name="P14"/>
      <text:p text:style-name="P12"/>
      <text:p text:style-name="P12">El tema:</text:p>
      <text:p text:style-name="P16">La dentadura postiza <text:span text:style-name="T5">representa las cosas perdido</text:span></text:p>
      <text:p text:style-name="P19">Tristeza, la pérdida de inocencia</text:p>
      <text:p text:style-name="P19"/>
      <text:p text:style-name="P16"/>
      <text:p text:style-name="P16"/>
      <text:p text:style-name="P3"><text:soft-page-break/></text:p>
      <text:p text:style-name="P3"/>
      <text:p text:style-name="P3">¿<text:span text:style-name="T1">Qué pasó?</text:span></text:p>
      <text:p text:style-name="P3"/>
      <text:p text:style-name="P7">El denstista</text:p>
      <text:p text:style-name="P4">1. ¿Cuál es la profesión de don Aurelio Escovar?</text:p>
      <text:p text:style-name="P4">Él es dentista.</text:p>
      <text:p text:style-name="P4"/>
      <text:p text:style-name="P4"/>
      <text:p text:style-name="P4">2. ¿A qué hora abrió el dentista el gabinete?</text:p>
      <text:p text:style-name="P5">Lo abrió a las seis.</text:p>
      <text:p text:style-name="P5"/>
      <text:p text:style-name="P5">3. ¿Cómo estaba vestido eso mañana?</text:p>
      <text:p text:style-name="P5">Estaba vestido una camisa de rayas y los pantalones sotenidos (held up) con cargadores (suspenders)</text:p>
      <text:p text:style-name="P5"/>
      <text:p text:style-name="P5">4. ¿Qué estaba haciendo don Aurelio esa madrugada? ¿Qué estaba puliendo?</text:p>
      <text:p text:style-name="P5">Estaba puliendo la dentadura postiza.</text:p>
      <text:p text:style-name="P5"/>
      <text:p text:style-name="P5"/>
      <text:p text:style-name="P6">La llegada del alcalde</text:p>
      <text:p text:style-name="P5">5. ¿Qué lo distrajo? ¿Qué vino a decirle su hijo? ¿Cómo reccionó el dentista?</text:p>
      <text:p text:style-name="P8">La voz destemplada de su hijo de once años lo distrajo.</text:p>
      <text:p text:style-name="P5"/>
      <text:p text:style-name="P5">6. ¿Cómo amenazó el alcalde al dentista?</text:p>
      <text:p text:style-name="P8">Él dijo le pegaría un tiro (he would shoot him).</text:p>
      <text:p text:style-name="P5"><text:soft-page-break/></text:p>
      <text:p text:style-name="P5">7. ¿Qué tenía don Aurelio en la gaveta inferior de la mesa?</text:p>
      <text:p text:style-name="P8">Tenía un revólver.</text:p>
      <text:p text:style-name="P5"/>
      <text:p text:style-name="P5">8. ¿Parecía tener miedo el dentista? ¿Qué observó él en los ojos del alcalde?</text:p>
      <text:p text:style-name="P8">El dentista no parecía tener miedo. Observo muchas noches de deseperación en los ojos del alcalde.</text:p>
      <text:p text:style-name="P5"/>
      <text:p text:style-name="P5"/>
      <text:p text:style-name="P6">La extracción de la muela.</text:p>
      <text:p text:style-name="P5"/>
      <text:p text:style-name="P5">9. ¿Qué diente tenía que sacar el dentista? ¿Por qué no usó anestesia el dentista?</text:p>
      <text:p text:style-name="P8">Tenía que sacar la cordal inferior. No usó anestesia porque hay un absceso sobre la muela.</text:p>
      <text:p text:style-name="P5"/>
      <text:p text:style-name="P5">10. ¿Cómo se preparó el dentista para la extracción?</text:p>
      <text:p text:style-name="P8">Hervió los <text:span text:style-name="T2">instrumentos.</text:span></text:p>
      <text:p text:style-name="P8"/>
      <text:p text:style-name="P5">11. ¿Cómo trató el dentista al alcalde?</text:p>
      <text:p text:style-name="P9">Dijo algo extraño cuando sacó el diente; &lt;&lt;Aquí nos paga veinte muertos, teniente&gt;&gt;</text:p>
      <text:p text:style-name="P9"/>
      <text:p text:style-name="P5">12. ¿Cuánto tiempo había sufrido el alcalde con ese diente?</text:p>
      <text:p text:style-name="P9">Había sufrido con ese diente por cino noches.</text:p>
      <text:p text:style-name="P5"/>
      <text:p text:style-name="P5">13. ¿Cómo salió él de la operación? ¿Qué le recomendó el dentista al alcalde?</text:p>
      <text:p text:style-name="P9">Salió de la operación como una persona differente de lo cual empezó. El dentista le recomendó que el alcalde se secara las lágrimas.</text:p>
      <text:p text:style-name="P5"><text:soft-page-break/></text:p>
      <text:p text:style-name="P5">14. Cuando el alcade le pidió a don Aurelio que le pasara la cuenta, ¿qué le preguntó el dentista? ¿Cómo respondió el alcalde?</text:p>
      <text:p text:style-name="P9">El dentista le preguntó adonde pasar la cuenta. El alcade respondió, &lt;&lt;Es la misma vaina&gt;&gt;</text:p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1T08:52:44.564810000</meta:creation-date>
    <dc:date>2017-09-22T07:16:27.069355000</dc:date>
    <meta:editing-duration>PT54M54S</meta:editing-duration>
    <meta:editing-cycles>11</meta:editing-cycles>
    <meta:generator>LibreOffice/5.2.5.1$MacOSX_X86_64 LibreOffice_project/0312e1a284a7d50ca85a365c316c7abbf20a4d22</meta:generator>
    <meta:document-statistic meta:table-count="0" meta:image-count="0" meta:object-count="0" meta:page-count="5" meta:paragraph-count="66" meta:word-count="594" meta:character-count="3476" meta:non-whitespace-character-count="2947"/>
  </office:meta>
</office:document-meta>
</file>